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586e" officeooo:paragraph-rsid="000e586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1</text:p>
      <text:p text:style-name="P1">Der Spielbaum kann bei sich wiederholenden Zuständen unendlich sein.</text:p>
      <text:p text:style-name="P1"/>
      <text:p text:style-name="P1">1.2</text:p>
      <text:p text:style-name="P1">grober Unterteilung</text:p>
      <text:p text:style-name="P1">Nachteil: Der maximale Reward kann zwischen zwei Schritten liegen</text:p>
      <text:p text:style-name="P1">Vorteil: Weniger Rechenintensiev</text:p>
      <text:p text:style-name="P1"/>
      <text:p text:style-name="P1"><draw:frame draw:style-name="fr1" draw:name="Object1" text:anchor-type="as-char" svg:y="-0.2425in" svg:width="2.9563in" svg:height="0.4252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1"/>
      <text:p text:style-name="P1">1.3</text:p>
      <text:p text:style-name="P1">Szenario 1</text:p>
      <text:p text:style-name="P1">Katze und Maus sind weit von einander entfern und Katze schaut nicht Richtung Maus</text:p>
      <text:p text:style-name="P1"><text:tab/>Katze: Steuert Richtung Maus</text:p>
      <text:p text:style-name="P1"><text:tab/>Maus:</text:p>
      <text:p text:style-name="P1">Szenario 2</text:p>
      <text:p text:style-name="P1">Katze schaut Richtung Maus</text:p>
      <text:p text:style-name="P1"><text:tab/>Katze: Steuert Richtung Maus</text:p>
      <text:p text:style-name="P1"><text:tab/>Maus: Fährt geradlinig von Katze weg</text:p>
      <text:p text:style-name="P1"/>
      <text:p text:style-name="P1">Szenario 3</text:p>
      <text:p text:style-name="P1">Katze ist einen Schritt vom Fang der Maus entfernt</text:p>
      <text:p text:style-name="P1"><text:tab/>Katze:Steuert Richtung Maus</text:p>
      <text:p text:style-name="P1"><text:tab/>Maus: Maus Dreht mit maxiamler Drehgeschwindichkeit bei und versucht entgegengesetzten Kurs von der Katze zu erreichen</text:p>
      <text:p text:style-name="P1"/>
      <text:p text:style-name="P1">1.4</text:p>
      <text:p text:style-name="P1">min = inf</text:p>
      <text:p text:style-name="P1">catpos = null</text:p>
      <text:p text:style-name="P1"/>
      <text:p text:style-name="P1">for i in range(wkCat):</text:p>
      <text:p text:style-name="P1"><text:s text:c="4"/>if(d(c'i,m) &lt; min):</text:p>
      <text:p text:style-name="P1"><text:s text:c="8"/>min = d(c'i,m)</text:p>
      <text:p text:style-name="P1"><text:s text:c="8"/>catpos = c'i</text:p>
      <text:p text:style-name="P1"><text:s text:c="8"/></text:p>
      <text:p text:style-name="P1">max = -inf</text:p>
      <text:p text:style-name="P1">mouseMove = null</text:p>
      <text:p text:style-name="P1"/>
      <text:p text:style-name="P1">for i in range(wkMouse):</text:p>
      <text:p text:style-name="P1"><text:s text:c="4"/>if(d(catpos,m'i) &gt; max):</text:p>
      <text:p text:style-name="P1"><text:s text:c="8"/>max = d(catpos,m'i)</text:p>
      <text:p text:style-name="P1"><text:s text:c="8"/>mousemove = 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2:52:59.327252798</meta:creation-date>
    <dc:date>2020-06-09T13:05:36.344889473</dc:date>
    <meta:editing-duration>PT16S</meta:editing-duration>
    <meta:editing-cycles>1</meta:editing-cycles>
    <meta:document-statistic meta:table-count="0" meta:image-count="0" meta:object-count="1" meta:page-count="1" meta:paragraph-count="34" meta:word-count="132" meta:character-count="876" meta:non-whitespace-character-count="721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table>
      <mtr>
        <mtd>
          <mrow>
            <msub>
              <mi>t</mi>
              <mi mathvariant="italic">gesamt</mi>
            </msub>
            <mo stretchy="false">=</mo>
            <mrow>
              <msub>
                <mi>t</mi>
                <mi mathvariant="italic">auswertung</mi>
              </msub>
              <mo stretchy="false">∗</mo>
              <msup>
                <mi>d</mi>
                <mi>b</mi>
              </msup>
            </mrow>
          </mrow>
        </mtd>
      </mtr>
      <mtr>
        <mtd>
          <mrow>
            <mrow>
              <mi>d</mi>
              <mo stretchy="false">=</mo>
              <mi mathvariant="italic">Anzahl</mi>
            </mrow>
            <mi mathvariant="italic">der</mi>
            <mi mathvariant="italic">Möglichkeiten</mi>
            <mrow>
              <mi>b</mi>
              <mo stretchy="false">=</mo>
              <mi mathvariant="italic">Baumtiefe</mi>
            </mrow>
          </mrow>
        </mtd>
      </mtr>
    </mtable>
    <annotation encoding="StarMath 5.0">t_gesamt = t_auswertung*d^b newline
d = Anzahl der Möglichkeiten
b = Baumtiefe </annotation>
  </semantics>
</math>
</file>